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ee184" officeooo:paragraph-rsid="0031bfd5"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normal" officeooo:rsid="001ee184" officeooo:paragraph-rsid="0031bfd5"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1ee184"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ee184" officeooo:paragraph-rsid="0064b757"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ee184" officeooo:paragraph-rsid="004c337f"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ee184" officeooo:paragraph-rsid="0031bfd5"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bold" officeooo:rsid="001ee184"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1ee184" officeooo:paragraph-rsid="004c337f"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1ee184" officeooo:paragraph-rsid="0031bfd5"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font-size="14pt" fo:font-style="italic" fo:font-weight="bold" officeooo:rsid="001ee184" fo:background-color="#fff200" style:font-size-asian="12.25pt" style:font-style-asian="italic" style:font-weight-asian="bold" style:font-size-complex="14pt" style:font-style-complex="italic" style:font-weight-complex="bold"/>
    </style:style>
    <style:style style:name="P11"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T1" style:family="text">
      <style:text-properties fo:background-color="#fff200" loext:char-shading-value="0"/>
    </style:style>
    <style:style style:name="T2" style:family="text">
      <style:text-properties fo:font-style="italic" fo:font-weight="bold" fo:background-color="#fff200" loext:char-shading-value="0" style:font-style-asian="italic" style:font-weight-asian="bold" style:font-style-complex="italic" style:font-weight-complex="bold"/>
    </style:style>
    <style:style style:name="T3" style:family="text">
      <style:text-properties fo:font-weight="bold" fo:background-color="#fff200" loext:char-shading-value="0"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ETTING OUT TO C++</text:p>
      <text:p text:style-name="P11"/>
      <text:p text:style-name="P4">• How to create a C++ program</text:p>
      <text:p text:style-name="P4">• The general format for a C++ program</text:p>
      <text:p text:style-name="P4">• The #include directive</text:p>
      <text:p text:style-name="P4">• The main() function</text:p>
      <text:p text:style-name="P4">• How to use the cout object for output</text:p>
      <text:p text:style-name="P4">• How to place comments in a C++ program</text:p>
      <text:p text:style-name="P4">• How and when to use endl</text:p>
      <text:p text:style-name="P4">• How to declare and use variables</text:p>
      <text:p text:style-name="P4">• How to use the cin object for input</text:p>
      <text:p text:style-name="P4">• How to define and use simple functions</text:p>
      <text:p text:style-name="P4"/>
      <text:p text:style-name="P4">The idea is to introduce at least some of the basic concepts gradually en route to the great awakenings that come later. </text:p>
      <text:p text:style-name="P4"/>
      <text:p text:style-name="P3">C++ is case sensitive; that is, it discriminates between uppercase characters and lowercase characters. You construct C++ programs from <text:span text:style-name="T2">building blocks</text:span> called <text:span text:style-name="T1">functions</text:span>.</text:p>
      <text:p text:style-name="P3"/>
      <text:p text:style-name="P3">int <text:span text:style-name="T2">main()</text:span></text:p>
      <text:p text:style-name="P3">{</text:p>
      <text:p text:style-name="P3"><text:tab/>statements</text:p>
      <text:p text:style-name="P3"><text:tab/>return 0;</text:p>
      <text:p text:style-name="P3">}</text:p>
      <text:p text:style-name="P3">These lines state that there is a function called main() , and they describe how the function behaves. Together they constitute a function definition. This definition has two parts: the first line, <text:span text:style-name="T1">int main()</text:span>, which is called the function header, and the portion enclosed in braces ( { and } ), which is the function body. </text:p>
      <text:p text:style-name="P3"/>
      <text:p text:style-name="P3">The function header is a <text:span text:style-name="T2">capsule summary</text:span> of the function’s interface with the rest of the program, and the function body represents instructions to the computer about what the function should do. The final statement in main() , called a return statement, <text:span text:style-name="T1">terminates</text:span> the function</text:p>
      <text:p text:style-name="P3"/>
      <text:p text:style-name="P7">The Function Header as an Interface</text:p>
      <text:p text:style-name="P3">In general, a C++ function is <text:span text:style-name="T1">activated</text:span>, or<text:span text:style-name="T1"> called</text:span>, by another function, and the function header describes the interface between a function and the function that calls it. The part preceding the function name is called the function return type; it describes information flow from a function back to the function that calls it. The part within the parentheses following the function name is called the <text:span text:style-name="T2">argument list</text:span> or <text:span text:style-name="T2">parameter list</text:span>; it describes information flow from the calling function to the called function.</text:p>
      <text:p text:style-name="P3"/>
      <text:p text:style-name="P3"><text:soft-page-break/>Typically, however, main() is called by<text:span text:style-name="T2"> startup code</text:span> that the compiler adds to your program to <text:span text:style-name="T2">mediate</text:span> between the program and the operating system. In effect, the function header describes the interface between main() and the operating system. In general, a C++ function can pass information to another function when it calls that function. The portion of the function header enclosed in parentheses describes that information. In this case, the empty parentheses mean that the main() function takes no information, or, in the usual terminology, main() takes no arguments.</text:p>
      <text:p text:style-name="P3"/>
      <text:p text:style-name="P3">In short, the header</text:p>
      <text:p text:style-name="P3"/>
      <text:p text:style-name="P10">int main()</text:p>
      <text:p text:style-name="P3"/>
      <text:p text:style-name="P3">states that the main() function returns an integer value to the function that calls it and that main() takes no information from the function that calls it.</text:p>
      <text:p text:style-name="P3"/>
      <text:p text:style-name="P8">The C++ Preprocessor and the iostream File</text:p>
      <text:p text:style-name="P5">C++, like C, uses a preprocessor. This is a program that processes a source file before the <text:span text:style-name="T1">main compilation</text:span> takes place. This directive causes the preprocessor to add the contents of the iostream file to your program. This is a typical preprocessor action: <text:span text:style-name="T2">adding</text:span> or <text:span text:style-name="T2">replacing</text:span> text in the source code before it’s compiled.</text:p>
      <text:p text:style-name="P5"/>
      <text:p text:style-name="P8">Header Filenames</text:p>
      <text:p text:style-name="P5">Files such as iostream are called include files (because they are included in other files) or header files (because they are included at the beginning of a file). C++ compilers come with many header files, each supporting a particular family of facilities.</text:p>
      <text:p text:style-name="P5"/>
      <text:p text:style-name="P8">Namespaces</text:p>
      <text:p text:style-name="P5">Namespace support is a fairly new C++ feature designed to simplify the writing of programs that <text:span text:style-name="T1">combine preexisting code</text:span> from <text:span text:style-name="T1">several vendors</text:span>. One potential problem is that you might use two prepackaged products that both have, say, a function called <text:span text:style-name="T2">wanda() </text:span>. If you then use the wanda() function, the compiler won’t know which version you mean. The<text:span text:style-name="T2"> namespace facility</text:span> lets a vendor package its wares in <text:span text:style-name="T1">a unit called a namespace </text:span>so that you can use the name of a namespace to indicate which vendor’s product you want. So Microflop Industries could place its definitions in a namespace called Microflop . Then Microflop::wanda() would become the full name for its wanda() function. Similarly, Piscine::wanda() could denote Piscine Corporation’s version of wanda() . Thus, your program could now use the namespaces to discriminate between various versions:</text:p>
      <text:p text:style-name="P3"/>
      <text:p text:style-name="P3">In this spirit, the <text:span text:style-name="T2">classes</text:span>, <text:span text:style-name="T2">functions</text:span>, and <text:span text:style-name="T2">variables</text:span> that are a standard component of C++ compilers are now placed in a namespace called std . This takes place in the h -free header files. This means, for example, that the cout variable used for output and defined in iostream is really called <text:span text:style-name="T2">std::cout</text:span> and that endl is really <text:span text:style-name="T2">std::endl</text:span> . This <text:span text:style-name="T2">using directive</text:span> makes all the names in the std namespace available.</text:p>
      <text:p text:style-name="P2"><text:soft-page-break/></text:p>
      <text:p text:style-name="P1">C++ Output with cout</text:p>
      <text:p text:style-name="P2">The <text:span text:style-name="T3">&lt;&lt;</text:span> notation indicates that the statement is sending the string to cout ; the symbols point the way the information flows. And what is cout ? It’s a <text:span text:style-name="T1">predefined object </text:span>that knows how to display a variety of things, including strings, numbers, and individual characters. Rather than say that your program displays a message, you can say that <text:span text:style-name="T1">it inserts a string into the output stream</text:span>. Somehow, that sounds more impressive.</text:p>
      <text:p text:style-name="P2"/>
      <text:p text:style-name="P1">The Manipulator endl</text:p>
      <text:p text:style-name="P2">endl is a special C++ notation that represents the important concept of beginning a new line.</text:p>
      <text:p text:style-name="P2"/>
      <text:p text:style-name="P1">Tokens and White Space</text:p>
      <text:p text:style-name="P2">The <text:span text:style-name="T2">indivisible elements</text:span> in a line of code are called tokens.</text:p>
      <text:p text:style-name="P2"/>
      <text:p text:style-name="P1">Using cin</text:p>
      <text:p text:style-name="P2">Just as C++ considers out-put to be <text:span text:style-name="T1">stream of characters</text:span> flowing out of the program, it considers input to be stream of characters flowing into the program. The iostream file defines <text:span text:style-name="T2">cin</text:span> as an object that <text:span text:style-name="T1">represents this stream</text:span>. For output, the &lt;&lt; operator inserts characters into the output stream. For input, cin uses the &gt;&gt; operator to extract characters from the input stream. Typically, you provide a variable to the right of the operator to receive the extracted information. (The symbols &lt;&lt; and &gt;&gt; were chosen to visually <text:span text:style-name="T1">suggest the direction in which information flows</text:span>.)</text:p>
      <text:p text:style-name="P2"/>
      <text:p text:style-name="P1">cin and cout : A Touch of Class</text:p>
      <text:p text:style-name="P2">A class is a <text:span text:style-name="T1">data type</text:span> the user defines. To define a class, you describe what sort of information it can <text:span text:style-name="T2">represent</text:span> and what sort of <text:span text:style-name="T2">actions</text:span> you can perform with that data. A class bears the same relationship to an object that a type does to a variable.</text:p>
      <text:p text:style-name="P2"/>
      <text:p text:style-name="P1">Functions</text:p>
      <text:p text:style-name="P2">C++ functions <text:span text:style-name="T1">come in two varieties</text:span>: those with return values and those without them.</text:p>
      <text:p text:style-name="P2"/>
      <text:p text:style-name="P1">Using a Function That Has a Return Value</text:p>
      <text:p text:style-name="P2"><text:span text:style-name="T1">A function that has a return value produces a value that you can assign to a variable.</text:span> A function prototype does for functions what a variable declaration does for variables: Every function in the C++ library has a prototype in one or more header files. C and C++ divide these two features—prototype and definition—for library functions. The library files contain the <text:span text:style-name="T1">compiled code</text:span> for the functions, whereas the header files contain the prototypes.</text:p>
      <text:p text:style-name="P2"/>
      <text:p text:style-name="P2">C++ does not allow you to embed one function definition inside another. Each function definition stands separately from all others; all functions are created equal. <text:soft-page-break/>The normal convention is that an exit value of zero means the program ran successfully, whereas a nonzero value means there was a problem.</text:p>
      <text:p text:style-name="P2"><text:s/></text:p>
      <text:p text:style-name="P2"/>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4:56:53.230341889</meta:creation-date>
    <dc:date>2019-01-16T01:29:20.142759022</dc:date>
    <meta:editing-duration>PT3H33M37S</meta:editing-duration>
    <meta:editing-cycles>8</meta:editing-cycles>
    <meta:generator>LibreOffice/6.0.6.2$Linux_X86_64 LibreOffice_project/00m0$Build-2</meta:generator>
    <meta:document-statistic meta:table-count="0" meta:image-count="0" meta:object-count="0" meta:page-count="4" meta:paragraph-count="49" meta:word-count="1166" meta:character-count="6891" meta:non-whitespace-character-count="5770"/>
  </office:meta>
</office:document-meta>
</file>